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4173in" svg:height="5.9823in" svg:x="17.0843in" svg:y="5.3197in">
            <draw:object draw:notify-on-update-of-ranges="Sheet1.J3:Sheet1.J3 Sheet1.J4:Sheet1.J22 Sheet1.W3:Sheet1.W3 Sheet1.W4:Sheet1.W22 Sheet1.X3:Sheet1.X3 Sheet1.X4:Sheet1.X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3222">
            <text:p>0.000033222</text:p>
          </table:table-cell>
          <table:table-cell office:value-type="float" office:value="0.000040295">
            <text:p>0.000040295</text:p>
          </table:table-cell>
          <table:table-cell office:value-type="float" office:value="0.00001154">
            <text:p>0.0000115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302618">
            <text:p>3.02618E-005</text:p>
          </table:table-cell>
          <table:table-cell table:formula="of:=AVERAGE(INDIRECT(CONCATENATE([.M$2];[.$G4];&quot;:&quot;;[.M$2];[.$H4])))" office:value-type="float" office:value="0.0000358736">
            <text:p>3.58736E-005</text:p>
          </table:table-cell>
          <table:table-cell table:formula="of:=AVERAGE(INDIRECT(CONCATENATE([.N$2];[.$G4];&quot;:&quot;;[.N$2];[.$H4])))" office:value-type="float" office:value="0.0000111702">
            <text:p>1.11702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788067708333334">
            <text:p>7.88067708333334E-008</text:p>
          </table:table-cell>
          <table:table-cell table:formula="of:=[.M4]/[.P4]" office:value-type="float" office:value="0.0000000934208333333334">
            <text:p>9.34208333333334E-008</text:p>
          </table:table-cell>
          <table:table-cell table:formula="of:=[.N4]/[.Q4]" office:value-type="float" office:value="0.00000022429363817632">
            <text:p>2.2429363817632E-007</text:p>
          </table:table-cell>
          <table:table-cell/>
          <table:table-cell table:formula="of:=[.$N4]/[.L4]" office:value-type="float" office:value="0.36911882307067">
            <text:p>0.3691188231</text:p>
          </table:table-cell>
          <table:table-cell table:formula="of:=[.$N4]/[.M4]" office:value-type="float" office:value="0.311376611212702">
            <text:p>0.31137661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1232">
            <text:p>0.000031232</text:p>
          </table:table-cell>
          <table:table-cell office:value-type="float" office:value="0.000036998">
            <text:p>0.000036998</text:p>
          </table:table-cell>
          <table:table-cell office:value-type="float" office:value="0.00001114">
            <text:p>0.00001114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60734">
            <text:p>0.000060734</text:p>
          </table:table-cell>
          <table:table-cell table:formula="of:=AVERAGE(INDIRECT(CONCATENATE([.M$2];[.$G5];&quot;:&quot;;[.M$2];[.$H5])))" office:value-type="float" office:value="0.0000753384">
            <text:p>7.53384E-005</text:p>
          </table:table-cell>
          <table:table-cell table:formula="of:=AVERAGE(INDIRECT(CONCATENATE([.N$2];[.$G5];&quot;:&quot;;[.N$2];[.$H5])))" office:value-type="float" office:value="0.0000368934">
            <text:p>3.68934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677834821428571">
            <text:p>6.77834821428571E-008</text:p>
          </table:table-cell>
          <table:table-cell table:formula="of:=[.M5]/[.P5]" office:value-type="float" office:value="0.0000000840830357142857">
            <text:p>8.40830357142857E-008</text:p>
          </table:table-cell>
          <table:table-cell table:formula="of:=[.N5]/[.Q5]" office:value-type="float" office:value="0.000000341060650779804">
            <text:p>3.41060650779804E-007</text:p>
          </table:table-cell>
          <table:table-cell/>
          <table:table-cell table:formula="of:=[.$N5]/[.L5]" office:value-type="float" office:value="0.607458754569105">
            <text:p>0.6074587546</text:p>
          </table:table-cell>
          <table:table-cell table:formula="of:=[.$N5]/[.M5]" office:value-type="float" office:value="0.489702462489248">
            <text:p>0.48970246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9868">
            <text:p>0.000029868</text:p>
          </table:table-cell>
          <table:table-cell office:value-type="float" office:value="0.000034547">
            <text:p>0.000034547</text:p>
          </table:table-cell>
          <table:table-cell office:value-type="float" office:value="0.000011377">
            <text:p>0.00001137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37206">
            <text:p>0.000137206</text:p>
          </table:table-cell>
          <table:table-cell table:formula="of:=AVERAGE(INDIRECT(CONCATENATE([.M$2];[.$G6];&quot;:&quot;;[.M$2];[.$H6])))" office:value-type="float" office:value="0.0001747702">
            <text:p>0.0001747702</text:p>
          </table:table-cell>
          <table:table-cell table:formula="of:=AVERAGE(INDIRECT(CONCATENATE([.N$2];[.$G6];&quot;:&quot;;[.N$2];[.$H6])))" office:value-type="float" office:value="0.0000729506">
            <text:p>7.29506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669951171875">
            <text:p>0.000000067</text:p>
          </table:table-cell>
          <table:table-cell table:formula="of:=[.M6]/[.P6]" office:value-type="float" office:value="0.00000008533701171875">
            <text:p>8.533701171875E-008</text:p>
          </table:table-cell>
          <table:table-cell table:formula="of:=[.N6]/[.Q6]" office:value-type="float" office:value="0.000000315542509998554">
            <text:p>3.15542509998554E-007</text:p>
          </table:table-cell>
          <table:table-cell/>
          <table:table-cell table:formula="of:=[.$N6]/[.L6]" office:value-type="float" office:value="0.531686660933195">
            <text:p>0.5316866609</text:p>
          </table:table-cell>
          <table:table-cell table:formula="of:=[.$N6]/[.M6]" office:value-type="float" office:value="0.417408688666603">
            <text:p>0.417408688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8991">
            <text:p>0.000028991</text:p>
          </table:table-cell>
          <table:table-cell office:value-type="float" office:value="0.000034036">
            <text:p>0.000034036</text:p>
          </table:table-cell>
          <table:table-cell office:value-type="float" office:value="0.000010979">
            <text:p>0.000010979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430278">
            <text:p>0.0001430278</text:p>
          </table:table-cell>
          <table:table-cell table:formula="of:=AVERAGE(INDIRECT(CONCATENATE([.M$2];[.$G7];&quot;:&quot;;[.M$2];[.$H7])))" office:value-type="float" office:value="0.0001362594">
            <text:p>0.0001362594</text:p>
          </table:table-cell>
          <table:table-cell table:formula="of:=AVERAGE(INDIRECT(CONCATENATE([.N$2];[.$G7];&quot;:&quot;;[.N$2];[.$H7])))" office:value-type="float" office:value="0.000054142">
            <text:p>0.000054142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310390190972222">
            <text:p>0.000000031</text:p>
          </table:table-cell>
          <table:table-cell table:formula="of:=[.M7]/[.P7]" office:value-type="float" office:value="0.0000000295701822916667">
            <text:p>2.95701822916667E-008</text:p>
          </table:table-cell>
          <table:table-cell table:formula="of:=[.N7]/[.Q7]" office:value-type="float" office:value="0.000000110816792066969">
            <text:p>1.10816792066969E-007</text:p>
          </table:table-cell>
          <table:table-cell/>
          <table:table-cell table:formula="of:=[.$N7]/[.L7]" office:value-type="float" office:value="0.37854179397292">
            <text:p>0.378541794</text:p>
          </table:table-cell>
          <table:table-cell table:formula="of:=[.$N7]/[.M7]" office:value-type="float" office:value="0.397345063900179">
            <text:p>0.39734506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7996">
            <text:p>0.000027996</text:p>
          </table:table-cell>
          <table:table-cell office:value-type="float" office:value="0.000033492">
            <text:p>0.000033492</text:p>
          </table:table-cell>
          <table:table-cell office:value-type="float" office:value="0.000010815">
            <text:p>0.00001081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88454">
            <text:p>0.0002288454</text:p>
          </table:table-cell>
          <table:table-cell table:formula="of:=AVERAGE(INDIRECT(CONCATENATE([.M$2];[.$G8];&quot;:&quot;;[.M$2];[.$H8])))" office:value-type="float" office:value="0.0002924286">
            <text:p>0.0002924286</text:p>
          </table:table-cell>
          <table:table-cell table:formula="of:=AVERAGE(INDIRECT(CONCATENATE([.N$2];[.$G8];&quot;:&quot;;[.N$2];[.$H8])))" office:value-type="float" office:value="0.0001120014">
            <text:p>0.000112001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234818359375">
            <text:p>2.234818359375E-008</text:p>
          </table:table-cell>
          <table:table-cell table:formula="of:=[.M8]/[.P8]" office:value-type="float" office:value="0.00000002855748046875">
            <text:p>2.855748046875E-008</text:p>
          </table:table-cell>
          <table:table-cell table:formula="of:=[.N8]/[.Q8]" office:value-type="float" office:value="0.0000001093763671875">
            <text:p>1.093763671875E-007</text:p>
          </table:table-cell>
          <table:table-cell/>
          <table:table-cell table:formula="of:=[.$N8]/[.L8]" office:value-type="float" office:value="0.489419494558335">
            <text:p>0.4894194946</text:p>
          </table:table-cell>
          <table:table-cell table:formula="of:=[.$N8]/[.M8]" office:value-type="float" office:value="0.383004261553077">
            <text:p>0.38300426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3819">
            <text:p>0.000063819</text:p>
          </table:table-cell>
          <table:table-cell office:value-type="float" office:value="0.000077569">
            <text:p>0.000077569</text:p>
          </table:table-cell>
          <table:table-cell office:value-type="float" office:value="0.000037857">
            <text:p>0.000037857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4154822">
            <text:p>0.0004154822</text:p>
          </table:table-cell>
          <table:table-cell table:formula="of:=AVERAGE(INDIRECT(CONCATENATE([.M$2];[.$G9];&quot;:&quot;;[.M$2];[.$H9])))" office:value-type="float" office:value="0.0006137714">
            <text:p>0.0006137714</text:p>
          </table:table-cell>
          <table:table-cell table:formula="of:=AVERAGE(INDIRECT(CONCATENATE([.N$2];[.$G9];&quot;:&quot;;[.N$2];[.$H9])))" office:value-type="float" office:value="0.0001912618">
            <text:p>0.0001912618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84429243607955">
            <text:p>1.84429243607955E-008</text:p>
          </table:table-cell>
          <table:table-cell table:formula="of:=[.M9]/[.P9]" office:value-type="float" office:value="0.00000002724482421875">
            <text:p>2.724482421875E-008</text:p>
          </table:table-cell>
          <table:table-cell table:formula="of:=[.N9]/[.Q9]" office:value-type="float" office:value="0.0000000896775559423682">
            <text:p>8.96775559423682E-008</text:p>
          </table:table-cell>
          <table:table-cell/>
          <table:table-cell table:formula="of:=[.$N9]/[.L9]" office:value-type="float" office:value="0.460336928994792">
            <text:p>0.460336929</text:p>
          </table:table-cell>
          <table:table-cell table:formula="of:=[.$N9]/[.M9]" office:value-type="float" office:value="0.31161732201924">
            <text:p>0.3116173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47">
            <text:p>0.000060647</text:p>
          </table:table-cell>
          <table:table-cell office:value-type="float" office:value="0.00007578">
            <text:p>0.00007578</text:p>
          </table:table-cell>
          <table:table-cell office:value-type="float" office:value="0.000037393">
            <text:p>0.000037393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8498792">
            <text:p>0.0008498792</text:p>
          </table:table-cell>
          <table:table-cell table:formula="of:=AVERAGE(INDIRECT(CONCATENATE([.M$2];[.$G10];&quot;:&quot;;[.M$2];[.$H10])))" office:value-type="float" office:value="0.00137024">
            <text:p>0.00137024</text:p>
          </table:table-cell>
          <table:table-cell table:formula="of:=AVERAGE(INDIRECT(CONCATENATE([.N$2];[.$G10];&quot;:&quot;;[.N$2];[.$H10])))" office:value-type="float" office:value="0.0004004854">
            <text:p>0.000400485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72908365885417">
            <text:p>1.72908365885417E-008</text:p>
          </table:table-cell>
          <table:table-cell table:formula="of:=[.M10]/[.P10]" office:value-type="float" office:value="0.0000000278776041666667">
            <text:p>2.78776041666667E-008</text:p>
          </table:table-cell>
          <table:table-cell table:formula="of:=[.N10]/[.Q10]" office:value-type="float" office:value="0.0000000906008663674092">
            <text:p>9.06008663674092E-008</text:p>
          </table:table-cell>
          <table:table-cell/>
          <table:table-cell table:formula="of:=[.$N10]/[.L10]" office:value-type="float" office:value="0.471226263685474">
            <text:p>0.4712262637</text:p>
          </table:table-cell>
          <table:table-cell table:formula="of:=[.$N10]/[.M10]" office:value-type="float" office:value="0.292273908220458">
            <text:p>0.29227390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5">
            <text:p>0.00006065</text:p>
          </table:table-cell>
          <table:table-cell office:value-type="float" office:value="0.000074137">
            <text:p>0.000074137</text:p>
          </table:table-cell>
          <table:table-cell office:value-type="float" office:value="0.000036179">
            <text:p>0.000036179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941572">
            <text:p>0.001941572</text:p>
          </table:table-cell>
          <table:table-cell table:formula="of:=AVERAGE(INDIRECT(CONCATENATE([.M$2];[.$G11];&quot;:&quot;;[.M$2];[.$H11])))" office:value-type="float" office:value="0.00304298">
            <text:p>0.00304298</text:p>
          </table:table-cell>
          <table:table-cell table:formula="of:=AVERAGE(INDIRECT(CONCATENATE([.N$2];[.$G11];&quot;:&quot;;[.N$2];[.$H11])))" office:value-type="float" office:value="0.0008831786">
            <text:p>0.000883178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82314077524038">
            <text:p>1.82314077524038E-008</text:p>
          </table:table-cell>
          <table:table-cell table:formula="of:=[.M11]/[.P11]" office:value-type="float" office:value="0.0000000285736553485577">
            <text:p>2.85736553485577E-008</text:p>
          </table:table-cell>
          <table:table-cell table:formula="of:=[.N11]/[.Q11]" office:value-type="float" office:value="0.0000000967821994467239">
            <text:p>9.67821994467239E-008</text:p>
          </table:table-cell>
          <table:table-cell/>
          <table:table-cell table:formula="of:=[.$N11]/[.L11]" office:value-type="float" office:value="0.454878109078623">
            <text:p>0.4548781091</text:p>
          </table:table-cell>
          <table:table-cell table:formula="of:=[.$N11]/[.M11]" office:value-type="float" office:value="0.290234769863752">
            <text:p>0.290234769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418">
            <text:p>0.000059418</text:p>
          </table:table-cell>
          <table:table-cell office:value-type="float" office:value="0.000074951">
            <text:p>0.000074951</text:p>
          </table:table-cell>
          <table:table-cell office:value-type="float" office:value="0.000036501">
            <text:p>0.000036501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3743376">
            <text:p>0.003743376</text:p>
          </table:table-cell>
          <table:table-cell table:formula="of:=AVERAGE(INDIRECT(CONCATENATE([.M$2];[.$G12];&quot;:&quot;;[.M$2];[.$H12])))" office:value-type="float" office:value="0.006503858">
            <text:p>0.006503858</text:p>
          </table:table-cell>
          <table:table-cell table:formula="of:=AVERAGE(INDIRECT(CONCATENATE([.N$2];[.$G12];&quot;:&quot;;[.N$2];[.$H12])))" office:value-type="float" office:value="0.00185839">
            <text:p>0.00185839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631982421875">
            <text:p>1.631982421875E-008</text:p>
          </table:table-cell>
          <table:table-cell table:formula="of:=[.M12]/[.P12]" office:value-type="float" office:value="0.0000000283545706612723">
            <text:p>2.83545706612723E-008</text:p>
          </table:table-cell>
          <table:table-cell table:formula="of:=[.N12]/[.Q12]" office:value-type="float" office:value="0.000000098965491195157">
            <text:p>0.000000099</text:p>
          </table:table-cell>
          <table:table-cell/>
          <table:table-cell table:formula="of:=[.$N12]/[.L12]" office:value-type="float" office:value="0.496447591692632">
            <text:p>0.4964475917</text:p>
          </table:table-cell>
          <table:table-cell table:formula="of:=[.$N12]/[.M12]" office:value-type="float" office:value="0.285736558208989">
            <text:p>0.28573655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136">
            <text:p>0.000059136</text:p>
          </table:table-cell>
          <table:table-cell office:value-type="float" office:value="0.000074255">
            <text:p>0.000074255</text:p>
          </table:table-cell>
          <table:table-cell office:value-type="float" office:value="0.000036537">
            <text:p>0.00003653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761808">
            <text:p>0.00761808</text:p>
          </table:table-cell>
          <table:table-cell table:formula="of:=AVERAGE(INDIRECT(CONCATENATE([.M$2];[.$G13];&quot;:&quot;;[.M$2];[.$H13])))" office:value-type="float" office:value="0.0143007">
            <text:p>0.0143007</text:p>
          </table:table-cell>
          <table:table-cell table:formula="of:=AVERAGE(INDIRECT(CONCATENATE([.N$2];[.$G13];&quot;:&quot;;[.N$2];[.$H13])))" office:value-type="float" office:value="0.006602748">
            <text:p>0.00660274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54990234375">
            <text:p>1.54990234375E-008</text:p>
          </table:table-cell>
          <table:table-cell table:formula="of:=[.M13]/[.P13]" office:value-type="float" office:value="0.0000000290948486328125">
            <text:p>2.90948486328125E-008</text:p>
          </table:table-cell>
          <table:table-cell table:formula="of:=[.N13]/[.Q13]" office:value-type="float" office:value="0.00000017133013818288">
            <text:p>1.7133013818288E-007</text:p>
          </table:table-cell>
          <table:table-cell/>
          <table:table-cell table:formula="of:=[.$N13]/[.L13]" office:value-type="float" office:value="0.866720748535064">
            <text:p>0.8667207485</text:p>
          </table:table-cell>
          <table:table-cell table:formula="of:=[.$N13]/[.M13]" office:value-type="float" office:value="0.461708028278336">
            <text:p>0.46170802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934">
            <text:p>0.000129934</text:p>
          </table:table-cell>
          <table:table-cell office:value-type="float" office:value="0.000165538">
            <text:p>0.000165538</text:p>
          </table:table-cell>
          <table:table-cell office:value-type="float" office:value="0.000072845">
            <text:p>0.000072845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707914">
            <text:p>0.01707914</text:p>
          </table:table-cell>
          <table:table-cell table:formula="of:=AVERAGE(INDIRECT(CONCATENATE([.M$2];[.$G14];&quot;:&quot;;[.M$2];[.$H14])))" office:value-type="float" office:value="0.03195356">
            <text:p>0.03195356</text:p>
          </table:table-cell>
          <table:table-cell table:formula="of:=AVERAGE(INDIRECT(CONCATENATE([.N$2];[.$G14];&quot;:&quot;;[.N$2];[.$H14])))" office:value-type="float" office:value="0.01664928">
            <text:p>0.01664928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62879371643066">
            <text:p>1.62879371643066E-008</text:p>
          </table:table-cell>
          <table:table-cell table:formula="of:=[.M14]/[.P14]" office:value-type="float" office:value="0.0000000304732894897461">
            <text:p>3.04732894897461E-008</text:p>
          </table:table-cell>
          <table:table-cell table:formula="of:=[.N14]/[.Q14]" office:value-type="float" office:value="0.000000210982173887811">
            <text:p>0.000000211</text:p>
          </table:table-cell>
          <table:table-cell/>
          <table:table-cell table:formula="of:=[.$N14]/[.L14]" office:value-type="float" office:value="0.97483128541601">
            <text:p>0.9748312854</text:p>
          </table:table-cell>
          <table:table-cell table:formula="of:=[.$N14]/[.M14]" office:value-type="float" office:value="0.521046168251675">
            <text:p>0.52104616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12">
            <text:p>0.00012912</text:p>
          </table:table-cell>
          <table:table-cell office:value-type="float" office:value="0.000164275">
            <text:p>0.000164275</text:p>
          </table:table-cell>
          <table:table-cell office:value-type="float" office:value="0.000072955">
            <text:p>0.000072955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4405392">
            <text:p>0.04405392</text:p>
          </table:table-cell>
          <table:table-cell table:formula="of:=AVERAGE(INDIRECT(CONCATENATE([.M$2];[.$G15];&quot;:&quot;;[.M$2];[.$H15])))" office:value-type="float" office:value="0.07636878">
            <text:p>0.07636878</text:p>
          </table:table-cell>
          <table:table-cell table:formula="of:=AVERAGE(INDIRECT(CONCATENATE([.N$2];[.$G15];&quot;:&quot;;[.N$2];[.$H15])))" office:value-type="float" office:value="0.05155564">
            <text:p>0.05155564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97708668428309">
            <text:p>1.97708668428309E-008</text:p>
          </table:table-cell>
          <table:table-cell table:formula="of:=[.M15]/[.P15]" office:value-type="float" office:value="0.000000034273385440602">
            <text:p>3.4273385440602E-008</text:p>
          </table:table-cell>
          <table:table-cell table:formula="of:=[.N15]/[.Q15]" office:value-type="float" office:value="0.000000319670577979377">
            <text:p>3.19670577979377E-007</text:p>
          </table:table-cell>
          <table:table-cell/>
          <table:table-cell table:formula="of:=[.$N15]/[.L15]" office:value-type="float" office:value="1.17028495988552">
            <text:p>1.1702849599</text:p>
          </table:table-cell>
          <table:table-cell table:formula="of:=[.$N15]/[.M15]" office:value-type="float" office:value="0.675087908959656">
            <text:p>0.6750879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68482">
            <text:p>0.000168482</text:p>
          </table:table-cell>
          <table:table-cell office:value-type="float" office:value="0.000216059">
            <text:p>0.000216059</text:p>
          </table:table-cell>
          <table:table-cell office:value-type="float" office:value="0.000073449">
            <text:p>0.0000734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1097766">
            <text:p>0.1097766</text:p>
          </table:table-cell>
          <table:table-cell table:formula="of:=AVERAGE(INDIRECT(CONCATENATE([.M$2];[.$G16];&quot;:&quot;;[.M$2];[.$H16])))" office:value-type="float" office:value="0.1942146">
            <text:p>0.1942146</text:p>
          </table:table-cell>
          <table:table-cell table:formula="of:=AVERAGE(INDIRECT(CONCATENATE([.N$2];[.$G16];&quot;:&quot;;[.N$2];[.$H16])))" office:value-type="float" office:value="0.1229208">
            <text:p>0.122920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232646942138672">
            <text:p>2.32646942138672E-008</text:p>
          </table:table-cell>
          <table:table-cell table:formula="of:=[.M16]/[.P16]" office:value-type="float" office:value="0.0000000411594390869141">
            <text:p>4.11594390869141E-008</text:p>
          </table:table-cell>
          <table:table-cell table:formula="of:=[.N16]/[.Q16]" office:value-type="float" office:value="0.000000373548881013567">
            <text:p>3.73548881013567E-007</text:p>
          </table:table-cell>
          <table:table-cell/>
          <table:table-cell table:formula="of:=[.$N16]/[.L16]" office:value-type="float" office:value="1.11973590000055">
            <text:p>1.1197359</text:p>
          </table:table-cell>
          <table:table-cell table:formula="of:=[.$N16]/[.M16]" office:value-type="float" office:value="0.632912252734861">
            <text:p>0.63291225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798">
            <text:p>0.000129798</text:p>
          </table:table-cell>
          <table:table-cell office:value-type="float" office:value="0.000165143">
            <text:p>0.000165143</text:p>
          </table:table-cell>
          <table:table-cell office:value-type="float" office:value="0.00007258">
            <text:p>0.00007258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2363812">
            <text:p>0.2363812</text:p>
          </table:table-cell>
          <table:table-cell table:formula="of:=AVERAGE(INDIRECT(CONCATENATE([.M$2];[.$G17];&quot;:&quot;;[.M$2];[.$H17])))" office:value-type="float" office:value="0.5055156">
            <text:p>0.5055156</text:p>
          </table:table-cell>
          <table:table-cell table:formula="of:=AVERAGE(INDIRECT(CONCATENATE([.N$2];[.$G17];&quot;:&quot;;[.N$2];[.$H17])))" office:value-type="float" office:value="0.2521534">
            <text:p>0.25215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237295451917146">
            <text:p>2.37295451917146E-008</text:p>
          </table:table-cell>
          <table:table-cell table:formula="of:=[.M17]/[.P17]" office:value-type="float" office:value="0.0000000507470783434416">
            <text:p>5.07470783434416E-008</text:p>
          </table:table-cell>
          <table:table-cell table:formula="of:=[.N17]/[.Q17]" office:value-type="float" office:value="0.000000376104076962646">
            <text:p>3.76104076962646E-007</text:p>
          </table:table-cell>
          <table:table-cell/>
          <table:table-cell table:formula="of:=[.$N17]/[.L17]" office:value-type="float" office:value="1.06672358038626">
            <text:p>1.0667235804</text:p>
          </table:table-cell>
          <table:table-cell table:formula="of:=[.$N17]/[.M17]" office:value-type="float" office:value="0.498804389023801">
            <text:p>0.49880438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8696">
            <text:p>0.000128696</text:p>
          </table:table-cell>
          <table:table-cell office:value-type="float" office:value="0.000162836">
            <text:p>0.000162836</text:p>
          </table:table-cell>
          <table:table-cell office:value-type="float" office:value="0.000072924">
            <text:p>0.000072924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5205014">
            <text:p>0.5205014</text:p>
          </table:table-cell>
          <table:table-cell table:formula="of:=AVERAGE(INDIRECT(CONCATENATE([.M$2];[.$G18];&quot;:&quot;;[.M$2];[.$H18])))" office:value-type="float" office:value="1.17064">
            <text:p>1.17064</text:p>
          </table:table-cell>
          <table:table-cell table:formula="of:=AVERAGE(INDIRECT(CONCATENATE([.N$2];[.$G18];&quot;:&quot;;[.N$2];[.$H18])))" office:value-type="float" office:value="0.5551486">
            <text:p>0.555148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248194408416748">
            <text:p>2.48194408416748E-008</text:p>
          </table:table-cell>
          <table:table-cell table:formula="of:=[.M18]/[.P18]" office:value-type="float" office:value="0.0000000558204650878906">
            <text:p>5.58204650878906E-008</text:p>
          </table:table-cell>
          <table:table-cell table:formula="of:=[.N18]/[.Q18]" office:value-type="float" office:value="0.000000406932171720371">
            <text:p>4.06932171720371E-007</text:p>
          </table:table-cell>
          <table:table-cell/>
          <table:table-cell table:formula="of:=[.$N18]/[.L18]" office:value-type="float" office:value="1.06656504670304">
            <text:p>1.0665650467</text:p>
          </table:table-cell>
          <table:table-cell table:formula="of:=[.$N18]/[.M18]" office:value-type="float" office:value="0.474226576915192">
            <text:p>0.47422657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71633">
            <text:p>0.000271633</text:p>
          </table:table-cell>
          <table:table-cell office:value-type="float" office:value="0.000139875">
            <text:p>0.000139875</text:p>
          </table:table-cell>
          <table:table-cell office:value-type="float" office:value="0.000054574">
            <text:p>0.000054574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1.11832">
            <text:p>1.11832</text:p>
          </table:table-cell>
          <table:table-cell table:formula="of:=AVERAGE(INDIRECT(CONCATENATE([.M$2];[.$G19];&quot;:&quot;;[.M$2];[.$H19])))" office:value-type="float" office:value="2.635764">
            <text:p>2.635764</text:p>
          </table:table-cell>
          <table:table-cell table:formula="of:=AVERAGE(INDIRECT(CONCATENATE([.N$2];[.$G19];&quot;:&quot;;[.N$2];[.$H19])))" office:value-type="float" office:value="1.238528">
            <text:p>1.238528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253931681315104">
            <text:p>2.53931681315104E-008</text:p>
          </table:table-cell>
          <table:table-cell table:formula="of:=[.M19]/[.P19]" office:value-type="float" office:value="0.0000000598490578787667">
            <text:p>5.98490578787667E-008</text:p>
          </table:table-cell>
          <table:table-cell table:formula="of:=[.N19]/[.Q19]" office:value-type="float" office:value="0.000000446655236561077">
            <text:p>4.46655236561077E-007</text:p>
          </table:table-cell>
          <table:table-cell/>
          <table:table-cell table:formula="of:=[.$N19]/[.L19]" office:value-type="float" office:value="1.10748980613778">
            <text:p>1.1074898061</text:p>
          </table:table-cell>
          <table:table-cell table:formula="of:=[.$N19]/[.M19]" office:value-type="float" office:value="0.469893359193008">
            <text:p>0.469893359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05833">
            <text:p>0.000105833</text:p>
          </table:table-cell>
          <table:table-cell office:value-type="float" office:value="0.000140709">
            <text:p>0.000140709</text:p>
          </table:table-cell>
          <table:table-cell office:value-type="float" office:value="0.000051681">
            <text:p>0.000051681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2.279766">
            <text:p>2.279766</text:p>
          </table:table-cell>
          <table:table-cell table:formula="of:=AVERAGE(INDIRECT(CONCATENATE([.M$2];[.$G20];&quot;:&quot;;[.M$2];[.$H20])))" office:value-type="float" office:value="5.921198">
            <text:p>5.921198</text:p>
          </table:table-cell>
          <table:table-cell table:formula="of:=AVERAGE(INDIRECT(CONCATENATE([.N$2];[.$G20];&quot;:&quot;;[.N$2];[.$H20])))" office:value-type="float" office:value="2.57601">
            <text:p>2.57601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247062986547297">
            <text:p>2.47062986547297E-008</text:p>
          </table:table-cell>
          <table:table-cell table:formula="of:=[.M20]/[.P20]" office:value-type="float" office:value="0.0000000641692551699552">
            <text:p>6.41692551699552E-008</text:p>
          </table:table-cell>
          <table:table-cell table:formula="of:=[.N20]/[.Q20]" office:value-type="float" office:value="0.000000457507648466764">
            <text:p>4.57507648466764E-007</text:p>
          </table:table-cell>
          <table:table-cell/>
          <table:table-cell table:formula="of:=[.$N20]/[.L20]" office:value-type="float" office:value="1.12994491539921">
            <text:p>1.1299449154</text:p>
          </table:table-cell>
          <table:table-cell table:formula="of:=[.$N20]/[.M20]" office:value-type="float" office:value="0.435048785735589">
            <text:p>0.435048785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923">
            <text:p>0.00009923</text:p>
          </table:table-cell>
          <table:table-cell office:value-type="float" office:value="0.00013198">
            <text:p>0.00013198</text:p>
          </table:table-cell>
          <table:table-cell office:value-type="float" office:value="0.000060308">
            <text:p>0.000060308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4.81711">
            <text:p>4.81711</text:p>
          </table:table-cell>
          <table:table-cell table:formula="of:=AVERAGE(INDIRECT(CONCATENATE([.M$2];[.$G21];&quot;:&quot;;[.M$2];[.$H21])))" office:value-type="float" office:value="13.3804">
            <text:p>13.3804</text:p>
          </table:table-cell>
          <table:table-cell table:formula="of:=AVERAGE(INDIRECT(CONCATENATE([.N$2];[.$G21];&quot;:&quot;;[.N$2];[.$H21])))" office:value-type="float" office:value="5.033714">
            <text:p>5.03371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249671417733897">
            <text:p>0.000000025</text:p>
          </table:table-cell>
          <table:table-cell table:formula="of:=[.M21]/[.P21]" office:value-type="float" office:value="0.0000000693507816480554">
            <text:p>6.93507816480554E-008</text:p>
          </table:table-cell>
          <table:table-cell table:formula="of:=[.N21]/[.Q21]" office:value-type="float" office:value="0.000000440664759778082">
            <text:p>4.40664759778082E-007</text:p>
          </table:table-cell>
          <table:table-cell/>
          <table:table-cell table:formula="of:=[.$N21]/[.L21]" office:value-type="float" office:value="1.04496554988364">
            <text:p>1.0449655499</text:p>
          </table:table-cell>
          <table:table-cell table:formula="of:=[.$N21]/[.M21]" office:value-type="float" office:value="0.376200562016083">
            <text:p>0.3762005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913">
            <text:p>0.00009913</text:p>
          </table:table-cell>
          <table:table-cell office:value-type="float" office:value="0.000131631">
            <text:p>0.000131631</text:p>
          </table:table-cell>
          <table:table-cell office:value-type="float" office:value="0.000051291">
            <text:p>0.00005129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10.243476">
            <text:p>10.243476</text:p>
          </table:table-cell>
          <table:table-cell table:formula="of:=AVERAGE(INDIRECT(CONCATENATE([.M$2];[.$G22];&quot;:&quot;;[.M$2];[.$H22])))" office:value-type="float" office:value="30.61076">
            <text:p>30.61076</text:p>
          </table:table-cell>
          <table:table-cell table:formula="of:=AVERAGE(INDIRECT(CONCATENATE([.N$2];[.$G22];&quot;:&quot;;[.N$2];[.$H22])))" office:value-type="float" office:value="10.98736">
            <text:p>10.9873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254399478435516">
            <text:p>2.54399478435516E-008</text:p>
          </table:table-cell>
          <table:table-cell table:formula="of:=[.M22]/[.P22]" office:value-type="float" office:value="0.0000000760226448376973">
            <text:p>0.000000076</text:p>
          </table:table-cell>
          <table:table-cell table:formula="of:=[.N22]/[.Q22]" office:value-type="float" office:value="0.000000474490911266014">
            <text:p>4.74490911266014E-007</text:p>
          </table:table-cell>
          <table:table-cell/>
          <table:table-cell table:formula="of:=[.$N22]/[.L22]" office:value-type="float" office:value="1.07262027069717">
            <text:p>1.0726202707</text:p>
          </table:table-cell>
          <table:table-cell table:formula="of:=[.$N22]/[.M22]" office:value-type="float" office:value="0.358937837544706">
            <text:p>0.35893783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39313">
            <text:p>0.000139313</text:p>
          </table:table-cell>
          <table:table-cell office:value-type="float" office:value="0.000137102">
            <text:p>0.000137102</text:p>
          </table:table-cell>
          <table:table-cell office:value-type="float" office:value="0.000052856">
            <text:p>0.000052856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1322">
            <text:p>0.000221322</text:p>
          </table:table-cell>
          <table:table-cell office:value-type="float" office:value="0.000293537">
            <text:p>0.000293537</text:p>
          </table:table-cell>
          <table:table-cell office:value-type="float" office:value="0.000106487">
            <text:p>0.00010648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7311">
            <text:p>0.000227311</text:p>
          </table:table-cell>
          <table:table-cell office:value-type="float" office:value="0.000283862">
            <text:p>0.000283862</text:p>
          </table:table-cell>
          <table:table-cell office:value-type="float" office:value="0.000106647">
            <text:p>0.00010664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4179">
            <text:p>0.000214179</text:p>
          </table:table-cell>
          <table:table-cell office:value-type="float" office:value="0.00029688">
            <text:p>0.00029688</text:p>
          </table:table-cell>
          <table:table-cell office:value-type="float" office:value="0.000106974">
            <text:p>0.00010697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59985">
            <text:p>0.000259985</text:p>
          </table:table-cell>
          <table:table-cell office:value-type="float" office:value="0.000293139">
            <text:p>0.000293139</text:p>
          </table:table-cell>
          <table:table-cell office:value-type="float" office:value="0.000107592">
            <text:p>0.00010759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143">
            <text:p>0.00022143</text:p>
          </table:table-cell>
          <table:table-cell office:value-type="float" office:value="0.000294725">
            <text:p>0.000294725</text:p>
          </table:table-cell>
          <table:table-cell office:value-type="float" office:value="0.000132307">
            <text:p>0.00013230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969">
            <text:p>0.000415969</text:p>
          </table:table-cell>
          <table:table-cell office:value-type="float" office:value="0.00061448">
            <text:p>0.00061448</text:p>
          </table:table-cell>
          <table:table-cell office:value-type="float" office:value="0.00019116">
            <text:p>0.00019116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745">
            <text:p>0.000415745</text:p>
          </table:table-cell>
          <table:table-cell office:value-type="float" office:value="0.000614246">
            <text:p>0.000614246</text:p>
          </table:table-cell>
          <table:table-cell office:value-type="float" office:value="0.000192004">
            <text:p>0.00019200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4875">
            <text:p>0.000414875</text:p>
          </table:table-cell>
          <table:table-cell office:value-type="float" office:value="0.000613007">
            <text:p>0.000613007</text:p>
          </table:table-cell>
          <table:table-cell office:value-type="float" office:value="0.00019074">
            <text:p>0.0001907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057">
            <text:p>0.000415057</text:p>
          </table:table-cell>
          <table:table-cell office:value-type="float" office:value="0.000615917">
            <text:p>0.000615917</text:p>
          </table:table-cell>
          <table:table-cell office:value-type="float" office:value="0.000191525">
            <text:p>0.00019152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765">
            <text:p>0.000415765</text:p>
          </table:table-cell>
          <table:table-cell office:value-type="float" office:value="0.000611207">
            <text:p>0.000611207</text:p>
          </table:table-cell>
          <table:table-cell office:value-type="float" office:value="0.00019088">
            <text:p>0.0001908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4987">
            <text:p>0.000854987</text:p>
          </table:table-cell>
          <table:table-cell office:value-type="float" office:value="0.00134023">
            <text:p>0.00134023</text:p>
          </table:table-cell>
          <table:table-cell office:value-type="float" office:value="0.000396986">
            <text:p>0.00039698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45086">
            <text:p>0.000845086</text:p>
          </table:table-cell>
          <table:table-cell office:value-type="float" office:value="0.00147518">
            <text:p>0.00147518</text:p>
          </table:table-cell>
          <table:table-cell office:value-type="float" office:value="0.000410808">
            <text:p>0.00041080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5947">
            <text:p>0.000855947</text:p>
          </table:table-cell>
          <table:table-cell office:value-type="float" office:value="0.00138486">
            <text:p>0.00138486</text:p>
          </table:table-cell>
          <table:table-cell office:value-type="float" office:value="0.000396509">
            <text:p>0.00039650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0423">
            <text:p>0.000850423</text:p>
          </table:table-cell>
          <table:table-cell office:value-type="float" office:value="0.0013259">
            <text:p>0.0013259</text:p>
          </table:table-cell>
          <table:table-cell office:value-type="float" office:value="0.000396623">
            <text:p>0.00039662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42953">
            <text:p>0.000842953</text:p>
          </table:table-cell>
          <table:table-cell office:value-type="float" office:value="0.00132503">
            <text:p>0.00132503</text:p>
          </table:table-cell>
          <table:table-cell office:value-type="float" office:value="0.000401501">
            <text:p>0.00040150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162">
            <text:p>0.0019162</text:p>
          </table:table-cell>
          <table:table-cell office:value-type="float" office:value="0.00340068">
            <text:p>0.00340068</text:p>
          </table:table-cell>
          <table:table-cell office:value-type="float" office:value="0.000907676">
            <text:p>0.00090767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993">
            <text:p>0.00194993</text:p>
          </table:table-cell>
          <table:table-cell office:value-type="float" office:value="0.00300705">
            <text:p>0.00300705</text:p>
          </table:table-cell>
          <table:table-cell office:value-type="float" office:value="0.00087777">
            <text:p>0.00087777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5338">
            <text:p>0.00195338</text:p>
          </table:table-cell>
          <table:table-cell office:value-type="float" office:value="0.00293438">
            <text:p>0.00293438</text:p>
          </table:table-cell>
          <table:table-cell office:value-type="float" office:value="0.000873429">
            <text:p>0.0008734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2298">
            <text:p>0.00192298</text:p>
          </table:table-cell>
          <table:table-cell office:value-type="float" office:value="0.00293847">
            <text:p>0.00293847</text:p>
          </table:table-cell>
          <table:table-cell office:value-type="float" office:value="0.000881208">
            <text:p>0.00088120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6537">
            <text:p>0.00196537</text:p>
          </table:table-cell>
          <table:table-cell office:value-type="float" office:value="0.00293432">
            <text:p>0.00293432</text:p>
          </table:table-cell>
          <table:table-cell office:value-type="float" office:value="0.00087581">
            <text:p>0.0008758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82045">
            <text:p>0.00382045</text:p>
          </table:table-cell>
          <table:table-cell office:value-type="float" office:value="0.00649733">
            <text:p>0.00649733</text:p>
          </table:table-cell>
          <table:table-cell office:value-type="float" office:value="0.00185333">
            <text:p>0.001853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68545">
            <text:p>0.00368545</text:p>
          </table:table-cell>
          <table:table-cell office:value-type="float" office:value="0.00647618">
            <text:p>0.00647618</text:p>
          </table:table-cell>
          <table:table-cell office:value-type="float" office:value="0.00185859">
            <text:p>0.0018585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0078">
            <text:p>0.00370078</text:p>
          </table:table-cell>
          <table:table-cell office:value-type="float" office:value="0.00650873">
            <text:p>0.00650873</text:p>
          </table:table-cell>
          <table:table-cell office:value-type="float" office:value="0.00185357">
            <text:p>0.0018535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4448">
            <text:p>0.00374448</text:p>
          </table:table-cell>
          <table:table-cell office:value-type="float" office:value="0.00654032">
            <text:p>0.00654032</text:p>
          </table:table-cell>
          <table:table-cell office:value-type="float" office:value="0.00186155">
            <text:p>0.0018615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6572">
            <text:p>0.00376572</text:p>
          </table:table-cell>
          <table:table-cell office:value-type="float" office:value="0.00649673">
            <text:p>0.00649673</text:p>
          </table:table-cell>
          <table:table-cell office:value-type="float" office:value="0.00186491">
            <text:p>0.0018649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79621">
            <text:p>0.00779621</text:p>
          </table:table-cell>
          <table:table-cell office:value-type="float" office:value="0.0143396">
            <text:p>0.0143396</text:p>
          </table:table-cell>
          <table:table-cell office:value-type="float" office:value="0.00652968">
            <text:p>0.0065296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63649">
            <text:p>0.00763649</text:p>
          </table:table-cell>
          <table:table-cell office:value-type="float" office:value="0.0142453">
            <text:p>0.0142453</text:p>
          </table:table-cell>
          <table:table-cell office:value-type="float" office:value="0.00650348">
            <text:p>0.0065034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2828">
            <text:p>0.00752828</text:p>
          </table:table-cell>
          <table:table-cell office:value-type="float" office:value="0.0143385">
            <text:p>0.0143385</text:p>
          </table:table-cell>
          <table:table-cell office:value-type="float" office:value="0.00652783">
            <text:p>0.006527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9549">
            <text:p>0.00759549</text:p>
          </table:table-cell>
          <table:table-cell office:value-type="float" office:value="0.0142788">
            <text:p>0.0142788</text:p>
          </table:table-cell>
          <table:table-cell office:value-type="float" office:value="0.00666052">
            <text:p>0.0066605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3393">
            <text:p>0.00753393</text:p>
          </table:table-cell>
          <table:table-cell office:value-type="float" office:value="0.0143013">
            <text:p>0.0143013</text:p>
          </table:table-cell>
          <table:table-cell office:value-type="float" office:value="0.00679223">
            <text:p>0.0067922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157">
            <text:p>0.0167157</text:p>
          </table:table-cell>
          <table:table-cell office:value-type="float" office:value="0.0316266">
            <text:p>0.0316266</text:p>
          </table:table-cell>
          <table:table-cell office:value-type="float" office:value="0.0163506">
            <text:p>0.016350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3798">
            <text:p>0.0173798</text:p>
          </table:table-cell>
          <table:table-cell office:value-type="float" office:value="0.0318951">
            <text:p>0.0318951</text:p>
          </table:table-cell>
          <table:table-cell office:value-type="float" office:value="0.0169385">
            <text:p>0.01693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089">
            <text:p>0.0169089</text:p>
          </table:table-cell>
          <table:table-cell office:value-type="float" office:value="0.0316093">
            <text:p>0.0316093</text:p>
          </table:table-cell>
          <table:table-cell office:value-type="float" office:value="0.0163518">
            <text:p>0.016351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2575">
            <text:p>0.0172575</text:p>
          </table:table-cell>
          <table:table-cell office:value-type="float" office:value="0.032658">
            <text:p>0.032658</text:p>
          </table:table-cell>
          <table:table-cell office:value-type="float" office:value="0.0170367">
            <text:p>0.0170367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1338">
            <text:p>0.0171338</text:p>
          </table:table-cell>
          <table:table-cell office:value-type="float" office:value="0.0319788">
            <text:p>0.0319788</text:p>
          </table:table-cell>
          <table:table-cell office:value-type="float" office:value="0.0165688">
            <text:p>0.0165688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12275">
            <text:p>0.0412275</text:p>
          </table:table-cell>
          <table:table-cell office:value-type="float" office:value="0.0763405">
            <text:p>0.0763405</text:p>
          </table:table-cell>
          <table:table-cell office:value-type="float" office:value="0.0475981">
            <text:p>0.047598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7113">
            <text:p>0.0447113</text:p>
          </table:table-cell>
          <table:table-cell office:value-type="float" office:value="0.0764916">
            <text:p>0.0764916</text:p>
          </table:table-cell>
          <table:table-cell office:value-type="float" office:value="0.0508994">
            <text:p>0.050899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1046">
            <text:p>0.0441046</text:p>
          </table:table-cell>
          <table:table-cell office:value-type="float" office:value="0.0770598">
            <text:p>0.0770598</text:p>
          </table:table-cell>
          <table:table-cell office:value-type="float" office:value="0.0512695">
            <text:p>0.051269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57971">
            <text:p>0.0457971</text:p>
          </table:table-cell>
          <table:table-cell office:value-type="float" office:value="0.0756374">
            <text:p>0.0756374</text:p>
          </table:table-cell>
          <table:table-cell office:value-type="float" office:value="0.0549367">
            <text:p>0.05493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4291">
            <text:p>0.0444291</text:p>
          </table:table-cell>
          <table:table-cell office:value-type="float" office:value="0.0763146">
            <text:p>0.0763146</text:p>
          </table:table-cell>
          <table:table-cell office:value-type="float" office:value="0.0530745">
            <text:p>0.053074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4863">
            <text:p>0.104863</text:p>
          </table:table-cell>
          <table:table-cell office:value-type="float" office:value="0.197384">
            <text:p>0.197384</text:p>
          </table:table-cell>
          <table:table-cell office:value-type="float" office:value="0.120367">
            <text:p>0.1203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5162">
            <text:p>0.115162</text:p>
          </table:table-cell>
          <table:table-cell office:value-type="float" office:value="0.194487">
            <text:p>0.194487</text:p>
          </table:table-cell>
          <table:table-cell office:value-type="float" office:value="0.119537">
            <text:p>0.11953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5596">
            <text:p>0.105596</text:p>
          </table:table-cell>
          <table:table-cell office:value-type="float" office:value="0.191743">
            <text:p>0.191743</text:p>
          </table:table-cell>
          <table:table-cell office:value-type="float" office:value="0.119992">
            <text:p>0.11999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1286">
            <text:p>0.111286</text:p>
          </table:table-cell>
          <table:table-cell office:value-type="float" office:value="0.19273">
            <text:p>0.19273</text:p>
          </table:table-cell>
          <table:table-cell office:value-type="float" office:value="0.127453">
            <text:p>0.12745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1976">
            <text:p>0.111976</text:p>
          </table:table-cell>
          <table:table-cell office:value-type="float" office:value="0.194729">
            <text:p>0.194729</text:p>
          </table:table-cell>
          <table:table-cell office:value-type="float" office:value="0.127255">
            <text:p>0.12725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5655">
            <text:p>0.225655</text:p>
          </table:table-cell>
          <table:table-cell office:value-type="float" office:value="0.498516">
            <text:p>0.498516</text:p>
          </table:table-cell>
          <table:table-cell office:value-type="float" office:value="0.247556">
            <text:p>0.24755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5502">
            <text:p>0.245502</text:p>
          </table:table-cell>
          <table:table-cell office:value-type="float" office:value="0.511835">
            <text:p>0.511835</text:p>
          </table:table-cell>
          <table:table-cell office:value-type="float" office:value="0.244983">
            <text:p>0.24498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5114">
            <text:p>0.225114</text:p>
          </table:table-cell>
          <table:table-cell office:value-type="float" office:value="0.510227">
            <text:p>0.510227</text:p>
          </table:table-cell>
          <table:table-cell office:value-type="float" office:value="0.244833">
            <text:p>0.24483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2693">
            <text:p>0.242693</text:p>
          </table:table-cell>
          <table:table-cell office:value-type="float" office:value="0.50264">
            <text:p>0.50264</text:p>
          </table:table-cell>
          <table:table-cell office:value-type="float" office:value="0.261807">
            <text:p>0.26180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2942">
            <text:p>0.242942</text:p>
          </table:table-cell>
          <table:table-cell office:value-type="float" office:value="0.50436">
            <text:p>0.50436</text:p>
          </table:table-cell>
          <table:table-cell office:value-type="float" office:value="0.261588">
            <text:p>0.261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3621">
            <text:p>0.513621</text:p>
          </table:table-cell>
          <table:table-cell office:value-type="float" office:value="1.16374">
            <text:p>1.16374</text:p>
          </table:table-cell>
          <table:table-cell office:value-type="float" office:value="0.536132">
            <text:p>0.53613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03135">
            <text:p>0.503135</text:p>
          </table:table-cell>
          <table:table-cell office:value-type="float" office:value="1.1622">
            <text:p>1.1622</text:p>
          </table:table-cell>
          <table:table-cell office:value-type="float" office:value="0.535565">
            <text:p>0.53556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45545">
            <text:p>0.545545</text:p>
          </table:table-cell>
          <table:table-cell office:value-type="float" office:value="1.18117">
            <text:p>1.18117</text:p>
          </table:table-cell>
          <table:table-cell office:value-type="float" office:value="0.567632">
            <text:p>0.56763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6232">
            <text:p>0.516232</text:p>
          </table:table-cell>
          <table:table-cell office:value-type="float" office:value="1.18839">
            <text:p>1.18839</text:p>
          </table:table-cell>
          <table:table-cell office:value-type="float" office:value="0.568356">
            <text:p>0.5683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23974">
            <text:p>0.523974</text:p>
          </table:table-cell>
          <table:table-cell office:value-type="float" office:value="1.1577">
            <text:p>1.1577</text:p>
          </table:table-cell>
          <table:table-cell office:value-type="float" office:value="0.568058">
            <text:p>0.5680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211">
            <text:p>1.1211</text:p>
          </table:table-cell>
          <table:table-cell office:value-type="float" office:value="2.58936">
            <text:p>2.58936</text:p>
          </table:table-cell>
          <table:table-cell office:value-type="float" office:value="1.24642">
            <text:p>1.2464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7286">
            <text:p>1.17286</text:p>
          </table:table-cell>
          <table:table-cell office:value-type="float" office:value="2.5906">
            <text:p>2.5906</text:p>
          </table:table-cell>
          <table:table-cell office:value-type="float" office:value="1.17933">
            <text:p>1.1793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099">
            <text:p>1.1099</text:p>
          </table:table-cell>
          <table:table-cell office:value-type="float" office:value="2.73446">
            <text:p>2.73446</text:p>
          </table:table-cell>
          <table:table-cell office:value-type="float" office:value="1.25579">
            <text:p>1.2557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009">
            <text:p>1.1009</text:p>
          </table:table-cell>
          <table:table-cell office:value-type="float" office:value="2.63035">
            <text:p>2.63035</text:p>
          </table:table-cell>
          <table:table-cell office:value-type="float" office:value="1.2495">
            <text:p>1.2495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8684">
            <text:p>1.08684</text:p>
          </table:table-cell>
          <table:table-cell office:value-type="float" office:value="2.63405">
            <text:p>2.63405</text:p>
          </table:table-cell>
          <table:table-cell office:value-type="float" office:value="1.2616">
            <text:p>1.261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42744">
            <text:p>2.42744</text:p>
          </table:table-cell>
          <table:table-cell office:value-type="float" office:value="5.88361">
            <text:p>5.88361</text:p>
          </table:table-cell>
          <table:table-cell office:value-type="float" office:value="2.59581">
            <text:p>2.5958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32588">
            <text:p>2.32588</text:p>
          </table:table-cell>
          <table:table-cell office:value-type="float" office:value="6.27101">
            <text:p>6.27101</text:p>
          </table:table-cell>
          <table:table-cell office:value-type="float" office:value="2.77771">
            <text:p>2.777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0105">
            <text:p>2.20105</text:p>
          </table:table-cell>
          <table:table-cell office:value-type="float" office:value="5.8333">
            <text:p>5.8333</text:p>
          </table:table-cell>
          <table:table-cell office:value-type="float" office:value="2.50611">
            <text:p>2.5061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2536">
            <text:p>2.22536</text:p>
          </table:table-cell>
          <table:table-cell office:value-type="float" office:value="5.81898">
            <text:p>5.81898</text:p>
          </table:table-cell>
          <table:table-cell office:value-type="float" office:value="2.50166">
            <text:p>2.501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191">
            <text:p>2.2191</text:p>
          </table:table-cell>
          <table:table-cell office:value-type="float" office:value="5.79909">
            <text:p>5.79909</text:p>
          </table:table-cell>
          <table:table-cell office:value-type="float" office:value="2.49876">
            <text:p>2.4987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83805">
            <text:p>4.83805</text:p>
          </table:table-cell>
          <table:table-cell office:value-type="float" office:value="13.5537">
            <text:p>13.5537</text:p>
          </table:table-cell>
          <table:table-cell office:value-type="float" office:value="5.21984">
            <text:p>5.219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5161">
            <text:p>4.55161</text:p>
          </table:table-cell>
          <table:table-cell office:value-type="float" office:value="13.1976">
            <text:p>13.1976</text:p>
          </table:table-cell>
          <table:table-cell office:value-type="float" office:value="4.86176">
            <text:p>4.8617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8093">
            <text:p>4.58093</text:p>
          </table:table-cell>
          <table:table-cell office:value-type="float" office:value="13.1234">
            <text:p>13.1234</text:p>
          </table:table-cell>
          <table:table-cell office:value-type="float" office:value="4.85034">
            <text:p>4.8503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00073">
            <text:p>5.00073</text:p>
          </table:table-cell>
          <table:table-cell office:value-type="float" office:value="13.1088">
            <text:p>13.1088</text:p>
          </table:table-cell>
          <table:table-cell office:value-type="float" office:value="5.24156">
            <text:p>5.2415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11423">
            <text:p>5.11423</text:p>
          </table:table-cell>
          <table:table-cell office:value-type="float" office:value="13.9185">
            <text:p>13.9185</text:p>
          </table:table-cell>
          <table:table-cell office:value-type="float" office:value="4.99507">
            <text:p>4.9950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6313">
            <text:p>10.6313</text:p>
          </table:table-cell>
          <table:table-cell office:value-type="float" office:value="31.2885">
            <text:p>31.2885</text:p>
          </table:table-cell>
          <table:table-cell office:value-type="float" office:value="11.1532">
            <text:p>11.153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9301">
            <text:p>10.9301</text:p>
          </table:table-cell>
          <table:table-cell office:value-type="float" office:value="30.6507">
            <text:p>30.6507</text:p>
          </table:table-cell>
          <table:table-cell office:value-type="float" office:value="10.8974">
            <text:p>10.897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949">
            <text:p>9.949</text:p>
          </table:table-cell>
          <table:table-cell office:value-type="float" office:value="30.2394">
            <text:p>30.2394</text:p>
          </table:table-cell>
          <table:table-cell office:value-type="float" office:value="11.1564">
            <text:p>11.156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94508">
            <text:p>9.94508</text:p>
          </table:table-cell>
          <table:table-cell office:value-type="float" office:value="30.1087">
            <text:p>30.1087</text:p>
          </table:table-cell>
          <table:table-cell office:value-type="float" office:value="11.3904">
            <text:p>11.390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7619">
            <text:p>9.7619</text:p>
          </table:table-cell>
          <table:table-cell office:value-type="float" office:value="30.7665">
            <text:p>30.7665</text:p>
          </table:table-cell>
          <table:table-cell office:value-type="float" office:value="10.3394">
            <text:p>10.3394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5:11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2-04T15:12:55</dc:date>
    <dc:creator>mind </dc:creator>
    <meta:editing-duration>PT1H55M57S</meta:editing-duration>
    <meta:editing-cycles>10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204cm" svg:y="0.446cm" chart:style-name="ch2">
          <text:p>Priority Queue - Remove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788067708333334">
                <text:p>0.0000000788067708333334</text:p>
                <draw:g>
                  <svg:desc>Sheet1.S4:Sheet1.S22</svg:desc>
                </draw:g>
              </table:table-cell>
              <table:table-cell office:value-type="float" office:value="0.0000000934208333333334">
                <text:p>0.0000000934208333333334</text:p>
                <draw:g>
                  <svg:desc>Sheet1.T4:Sheet1.T22</svg:desc>
                </draw:g>
              </table:table-cell>
              <table:table-cell office:value-type="float" office:value="0.00000022429363817632">
                <text:p>0.0000002242936381763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677834821428571">
                <text:p>0.0000000677834821428571</text:p>
              </table:table-cell>
              <table:table-cell office:value-type="float" office:value="0.0000000840830357142857">
                <text:p>0.0000000840830357142857</text:p>
              </table:table-cell>
              <table:table-cell office:value-type="float" office:value="0.000000341060650779804">
                <text:p>0.0000003410606507798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669951171875">
                <text:p>0.0000000669951171875</text:p>
              </table:table-cell>
              <table:table-cell office:value-type="float" office:value="0.00000008533701171875">
                <text:p>0.00000008533701171875</text:p>
              </table:table-cell>
              <table:table-cell office:value-type="float" office:value="0.000000315542509998554">
                <text:p>0.0000003155425099985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310390190972222">
                <text:p>0.0000000310390190972222</text:p>
              </table:table-cell>
              <table:table-cell office:value-type="float" office:value="0.0000000295701822916667">
                <text:p>0.0000000295701822916667</text:p>
              </table:table-cell>
              <table:table-cell office:value-type="float" office:value="0.000000110816792066969">
                <text:p>0.0000001108167920669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34818359375">
                <text:p>0.00000002234818359375</text:p>
              </table:table-cell>
              <table:table-cell office:value-type="float" office:value="0.00000002855748046875">
                <text:p>0.00000002855748046875</text:p>
              </table:table-cell>
              <table:table-cell office:value-type="float" office:value="0.0000001093763671875">
                <text:p>0.000000109376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4429243607955">
                <text:p>0.0000000184429243607955</text:p>
              </table:table-cell>
              <table:table-cell office:value-type="float" office:value="0.00000002724482421875">
                <text:p>0.00000002724482421875</text:p>
              </table:table-cell>
              <table:table-cell office:value-type="float" office:value="0.0000000896775559423682">
                <text:p>0.000000089677555942368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2908365885417">
                <text:p>0.0000000172908365885417</text:p>
              </table:table-cell>
              <table:table-cell office:value-type="float" office:value="0.0000000278776041666667">
                <text:p>0.0000000278776041666667</text:p>
              </table:table-cell>
              <table:table-cell office:value-type="float" office:value="0.0000000906008663674092">
                <text:p>0.000000090600866367409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82314077524038">
                <text:p>0.0000000182314077524038</text:p>
              </table:table-cell>
              <table:table-cell office:value-type="float" office:value="0.0000000285736553485577">
                <text:p>0.0000000285736553485577</text:p>
              </table:table-cell>
              <table:table-cell office:value-type="float" office:value="0.0000000967821994467239">
                <text:p>0.000000096782199446723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631982421875">
                <text:p>0.00000001631982421875</text:p>
              </table:table-cell>
              <table:table-cell office:value-type="float" office:value="0.0000000283545706612723">
                <text:p>0.0000000283545706612723</text:p>
              </table:table-cell>
              <table:table-cell office:value-type="float" office:value="0.000000098965491195157">
                <text:p>0.00000009896549119515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54990234375">
                <text:p>0.0000000154990234375</text:p>
              </table:table-cell>
              <table:table-cell office:value-type="float" office:value="0.0000000290948486328125">
                <text:p>0.0000000290948486328125</text:p>
              </table:table-cell>
              <table:table-cell office:value-type="float" office:value="0.00000017133013818288">
                <text:p>0.0000001713301381828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62879371643066">
                <text:p>0.0000000162879371643066</text:p>
              </table:table-cell>
              <table:table-cell office:value-type="float" office:value="0.0000000304732894897461">
                <text:p>0.0000000304732894897461</text:p>
              </table:table-cell>
              <table:table-cell office:value-type="float" office:value="0.000000210982173887811">
                <text:p>0.00000021098217388781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97708668428309">
                <text:p>0.0000000197708668428309</text:p>
              </table:table-cell>
              <table:table-cell office:value-type="float" office:value="0.000000034273385440602">
                <text:p>0.000000034273385440602</text:p>
              </table:table-cell>
              <table:table-cell office:value-type="float" office:value="0.000000319670577979377">
                <text:p>0.00000031967057797937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32646942138672">
                <text:p>0.0000000232646942138672</text:p>
              </table:table-cell>
              <table:table-cell office:value-type="float" office:value="0.0000000411594390869141">
                <text:p>0.0000000411594390869141</text:p>
              </table:table-cell>
              <table:table-cell office:value-type="float" office:value="0.000000373548881013567">
                <text:p>0.00000037354888101356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37295451917146">
                <text:p>0.0000000237295451917146</text:p>
              </table:table-cell>
              <table:table-cell office:value-type="float" office:value="0.0000000507470783434416">
                <text:p>0.0000000507470783434416</text:p>
              </table:table-cell>
              <table:table-cell office:value-type="float" office:value="0.000000376104076962646">
                <text:p>0.00000037610407696264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48194408416748">
                <text:p>0.0000000248194408416748</text:p>
              </table:table-cell>
              <table:table-cell office:value-type="float" office:value="0.0000000558204650878906">
                <text:p>0.0000000558204650878906</text:p>
              </table:table-cell>
              <table:table-cell office:value-type="float" office:value="0.000000406932171720371">
                <text:p>0.00000040693217172037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53931681315104">
                <text:p>0.0000000253931681315104</text:p>
              </table:table-cell>
              <table:table-cell office:value-type="float" office:value="0.0000000598490578787667">
                <text:p>0.0000000598490578787667</text:p>
              </table:table-cell>
              <table:table-cell office:value-type="float" office:value="0.000000446655236561077">
                <text:p>0.00000044665523656107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47062986547297">
                <text:p>0.0000000247062986547297</text:p>
              </table:table-cell>
              <table:table-cell office:value-type="float" office:value="0.0000000641692551699552">
                <text:p>0.0000000641692551699552</text:p>
              </table:table-cell>
              <table:table-cell office:value-type="float" office:value="0.000000457507648466764">
                <text:p>0.00000045750764846676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49671417733897">
                <text:p>0.0000000249671417733897</text:p>
              </table:table-cell>
              <table:table-cell office:value-type="float" office:value="0.0000000693507816480554">
                <text:p>0.0000000693507816480554</text:p>
              </table:table-cell>
              <table:table-cell office:value-type="float" office:value="0.000000440664759778082">
                <text:p>0.0000004406647597780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54399478435516">
                <text:p>0.0000000254399478435516</text:p>
              </table:table-cell>
              <table:table-cell office:value-type="float" office:value="0.0000000760226448376973">
                <text:p>0.0000000760226448376973</text:p>
              </table:table-cell>
              <table:table-cell office:value-type="float" office:value="0.000000474490911266014">
                <text:p>0.00000047449091126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61cm" svg:height="15.196cm" xlink:href=".." xlink:type="simple" chart:class="chart:line" chart:style-name="ch1">
        <chart:title svg:x="9.601cm" svg:y="0.439cm" chart:style-name="ch2">
          <text:p>Running time comparison - Remove</text:p>
        </chart:title>
        <chart:subtitle svg:x="7.709cm" svg:y="1.521cm" chart:style-name="ch3">
          <text:p>Van Emde Boas trees over Fibonacci Heaps and Binary Heaps</text:p>
        </chart:subtitle>
        <chart:legend chart:legend-position="end" svg:x="22.815cm" svg:y="7.05cm" style:legend-expansion="high" chart:style-name="ch4"/>
        <chart:plot-area chart:style-name="ch5" table:cell-range-address="Sheet1.J3:Sheet1.J22 Sheet1.W3:Sheet1.X22" chart:data-source-has-labels="both" svg:x="1.54cm" svg:y="2.81cm" svg:width="20.217cm" svg:height="11.102cm">
          <chartooo:coordinate-region svg:x="2.267cm" svg:y="3.01cm" svg:width="18.747cm" svg:height="9.857cm"/>
          <chart:axis chart:dimension="x" chart:name="primary-x" chart:style-name="ch6" chartooo:axis-type="auto">
            <chartooo:date-scale/>
            <chart:title svg:x="10.929cm" svg:y="14.21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6">
            <chart:title svg:x="0.451cm" svg:y="8.815cm" chart:style-name="ch8">
              <text:p>factor</text:p>
            </chart:title>
            <chart:grid chart:style-name="ch9" chart:class="major"/>
          </chart:axis>
          <chart:series chart:style-name="ch10" chart:values-cell-range-address="Sheet1.W4:Sheet1.W22" chart:label-cell-address="Sheet1.W3:Sheet1.W3" chart:class="chart:line">
            <chart:data-point chart:repeated="19"/>
          </chart:series>
          <chart:series chart:style-name="ch11" chart:values-cell-range-address="Sheet1.X4:Sheet1.X22" chart:label-cell-address="Sheet1.X3:Sheet1.X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36911882307067">
                <text:p>0.36911882307067</text:p>
                <draw:g>
                  <svg:desc>Sheet1.W4:Sheet1.W22</svg:desc>
                </draw:g>
              </table:table-cell>
              <table:table-cell office:value-type="float" office:value="0.311376611212702">
                <text:p>0.311376611212702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07458754569105">
                <text:p>0.607458754569105</text:p>
              </table:table-cell>
              <table:table-cell office:value-type="float" office:value="0.489702462489248">
                <text:p>0.4897024624892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531686660933195">
                <text:p>0.531686660933195</text:p>
              </table:table-cell>
              <table:table-cell office:value-type="float" office:value="0.417408688666603">
                <text:p>0.4174086886666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37854179397292">
                <text:p>0.37854179397292</text:p>
              </table:table-cell>
              <table:table-cell office:value-type="float" office:value="0.397345063900179">
                <text:p>0.3973450639001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89419494558335">
                <text:p>0.489419494558335</text:p>
              </table:table-cell>
              <table:table-cell office:value-type="float" office:value="0.383004261553077">
                <text:p>0.38300426155307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460336928994792">
                <text:p>0.460336928994792</text:p>
              </table:table-cell>
              <table:table-cell office:value-type="float" office:value="0.31161732201924">
                <text:p>0.3116173220192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471226263685474">
                <text:p>0.471226263685474</text:p>
              </table:table-cell>
              <table:table-cell office:value-type="float" office:value="0.292273908220458">
                <text:p>0.292273908220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454878109078623">
                <text:p>0.454878109078623</text:p>
              </table:table-cell>
              <table:table-cell office:value-type="float" office:value="0.290234769863752">
                <text:p>0.29023476986375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496447591692632">
                <text:p>0.496447591692632</text:p>
              </table:table-cell>
              <table:table-cell office:value-type="float" office:value="0.285736558208989">
                <text:p>0.2857365582089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866720748535064">
                <text:p>0.866720748535064</text:p>
              </table:table-cell>
              <table:table-cell office:value-type="float" office:value="0.461708028278336">
                <text:p>0.46170802827833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97483128541601">
                <text:p>0.97483128541601</text:p>
              </table:table-cell>
              <table:table-cell office:value-type="float" office:value="0.521046168251675">
                <text:p>0.52104616825167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17028495988552">
                <text:p>1.17028495988552</text:p>
              </table:table-cell>
              <table:table-cell office:value-type="float" office:value="0.675087908959656">
                <text:p>0.67508790895965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11973590000055">
                <text:p>1.11973590000055</text:p>
              </table:table-cell>
              <table:table-cell office:value-type="float" office:value="0.632912252734861">
                <text:p>0.6329122527348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06672358038626">
                <text:p>1.06672358038626</text:p>
              </table:table-cell>
              <table:table-cell office:value-type="float" office:value="0.498804389023801">
                <text:p>0.49880438902380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.06656504670304">
                <text:p>1.06656504670304</text:p>
              </table:table-cell>
              <table:table-cell office:value-type="float" office:value="0.474226576915192">
                <text:p>0.4742265769151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.10748980613778">
                <text:p>1.10748980613778</text:p>
              </table:table-cell>
              <table:table-cell office:value-type="float" office:value="0.469893359193008">
                <text:p>0.4698933591930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.12994491539921">
                <text:p>1.12994491539921</text:p>
              </table:table-cell>
              <table:table-cell office:value-type="float" office:value="0.435048785735589">
                <text:p>0.43504878573558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.04496554988364">
                <text:p>1.04496554988364</text:p>
              </table:table-cell>
              <table:table-cell office:value-type="float" office:value="0.376200562016083">
                <text:p>0.37620056201608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.07262027069717">
                <text:p>1.07262027069717</text:p>
              </table:table-cell>
              <table:table-cell office:value-type="float" office:value="0.358937837544706">
                <text:p>0.358937837544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61cm" svg:height="15.196cm" xlink:href=".." xlink:type="simple" chart:class="chart:line" chart:style-name="ch1">
        <chart:title svg:x="9.601cm" svg:y="0.439cm" chart:style-name="ch2">
          <text:p>Running time comparison - Remove</text:p>
        </chart:title>
        <chart:subtitle svg:x="7.709cm" svg:y="1.521cm" chart:style-name="ch3">
          <text:p>Van Emde Boas trees over Fibonacci Heaps and Binary Heaps</text:p>
        </chart:subtitle>
        <chart:legend chart:legend-position="end" svg:x="22.815cm" svg:y="7.05cm" style:legend-expansion="high" chart:style-name="ch4"/>
        <chart:plot-area chart:style-name="ch5" table:cell-range-address="Sheet1.J4:Sheet1.J22 Sheet1.W3:Sheet1.X22" chart:data-source-has-labels="both" svg:x="1.54cm" svg:y="2.81cm" svg:width="20.217cm" svg:height="11.102cm">
          <chartooo:coordinate-region svg:x="2.267cm" svg:y="3.01cm" svg:width="18.747cm" svg:height="9.857cm"/>
          <chart:axis chart:dimension="x" chart:name="primary-x" chart:style-name="ch6" chartooo:axis-type="auto">
            <chartooo:date-scale/>
            <chart:title svg:x="10.929cm" svg:y="14.21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6">
            <chart:title svg:x="0.451cm" svg:y="8.815cm" chart:style-name="ch8">
              <text:p>factor</text:p>
            </chart:title>
            <chart:grid chart:style-name="ch9" chart:class="major"/>
          </chart:axis>
          <chart:series chart:style-name="ch10" chart:values-cell-range-address="Sheet1.W4:Sheet1.W22" chart:label-cell-address="Sheet1.W3:Sheet1.W3" chart:class="chart:line">
            <chart:data-point chart:repeated="19"/>
          </chart:series>
          <chart:series chart:style-name="ch11" chart:values-cell-range-address="Sheet1.X4:Sheet1.X22" chart:label-cell-address="Sheet1.X3:Sheet1.X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36911882307067">
                <text:p>0.36911882307067</text:p>
                <draw:g>
                  <svg:desc>Sheet1.W4:Sheet1.W22</svg:desc>
                </draw:g>
              </table:table-cell>
              <table:table-cell office:value-type="float" office:value="0.311376611212702">
                <text:p>0.311376611212702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07458754569105">
                <text:p>0.607458754569105</text:p>
              </table:table-cell>
              <table:table-cell office:value-type="float" office:value="0.489702462489248">
                <text:p>0.4897024624892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531686660933195">
                <text:p>0.531686660933195</text:p>
              </table:table-cell>
              <table:table-cell office:value-type="float" office:value="0.417408688666603">
                <text:p>0.4174086886666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37854179397292">
                <text:p>0.37854179397292</text:p>
              </table:table-cell>
              <table:table-cell office:value-type="float" office:value="0.397345063900179">
                <text:p>0.3973450639001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89419494558335">
                <text:p>0.489419494558335</text:p>
              </table:table-cell>
              <table:table-cell office:value-type="float" office:value="0.383004261553077">
                <text:p>0.38300426155307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460336928994792">
                <text:p>0.460336928994792</text:p>
              </table:table-cell>
              <table:table-cell office:value-type="float" office:value="0.31161732201924">
                <text:p>0.3116173220192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471226263685474">
                <text:p>0.471226263685474</text:p>
              </table:table-cell>
              <table:table-cell office:value-type="float" office:value="0.292273908220458">
                <text:p>0.292273908220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454878109078623">
                <text:p>0.454878109078623</text:p>
              </table:table-cell>
              <table:table-cell office:value-type="float" office:value="0.290234769863752">
                <text:p>0.29023476986375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496447591692632">
                <text:p>0.496447591692632</text:p>
              </table:table-cell>
              <table:table-cell office:value-type="float" office:value="0.285736558208989">
                <text:p>0.2857365582089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866720748535064">
                <text:p>0.866720748535064</text:p>
              </table:table-cell>
              <table:table-cell office:value-type="float" office:value="0.461708028278336">
                <text:p>0.46170802827833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97483128541601">
                <text:p>0.97483128541601</text:p>
              </table:table-cell>
              <table:table-cell office:value-type="float" office:value="0.521046168251675">
                <text:p>0.52104616825167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17028495988552">
                <text:p>1.17028495988552</text:p>
              </table:table-cell>
              <table:table-cell office:value-type="float" office:value="0.675087908959656">
                <text:p>0.67508790895965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11973590000055">
                <text:p>1.11973590000055</text:p>
              </table:table-cell>
              <table:table-cell office:value-type="float" office:value="0.632912252734861">
                <text:p>0.63291225273486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06672358038626">
                <text:p>1.06672358038626</text:p>
              </table:table-cell>
              <table:table-cell office:value-type="float" office:value="0.498804389023801">
                <text:p>0.49880438902380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.06656504670304">
                <text:p>1.06656504670304</text:p>
              </table:table-cell>
              <table:table-cell office:value-type="float" office:value="0.474226576915192">
                <text:p>0.4742265769151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.10748980613778">
                <text:p>1.10748980613778</text:p>
              </table:table-cell>
              <table:table-cell office:value-type="float" office:value="0.469893359193008">
                <text:p>0.4698933591930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.12994491539921">
                <text:p>1.12994491539921</text:p>
              </table:table-cell>
              <table:table-cell office:value-type="float" office:value="0.435048785735589">
                <text:p>0.43504878573558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.04496554988364">
                <text:p>1.04496554988364</text:p>
              </table:table-cell>
              <table:table-cell office:value-type="float" office:value="0.376200562016083">
                <text:p>0.37620056201608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.07262027069717">
                <text:p>1.07262027069717</text:p>
              </table:table-cell>
              <table:table-cell office:value-type="float" office:value="0.358937837544706">
                <text:p>0.358937837544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204cm" svg:y="0.446cm" chart:style-name="ch2">
          <text:p>Priority Queue - Remove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788067708333334">
                <text:p>0.0000000788067708333334</text:p>
                <draw:g>
                  <svg:desc>Sheet1.S4:Sheet1.S22</svg:desc>
                </draw:g>
              </table:table-cell>
              <table:table-cell office:value-type="float" office:value="0.0000000934208333333334">
                <text:p>0.0000000934208333333334</text:p>
                <draw:g>
                  <svg:desc>Sheet1.T4:Sheet1.T22</svg:desc>
                </draw:g>
              </table:table-cell>
              <table:table-cell office:value-type="float" office:value="0.00000022429363817632">
                <text:p>0.0000002242936381763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677834821428571">
                <text:p>0.0000000677834821428571</text:p>
              </table:table-cell>
              <table:table-cell office:value-type="float" office:value="0.0000000840830357142857">
                <text:p>0.0000000840830357142857</text:p>
              </table:table-cell>
              <table:table-cell office:value-type="float" office:value="0.000000341060650779804">
                <text:p>0.0000003410606507798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669951171875">
                <text:p>0.0000000669951171875</text:p>
              </table:table-cell>
              <table:table-cell office:value-type="float" office:value="0.00000008533701171875">
                <text:p>0.00000008533701171875</text:p>
              </table:table-cell>
              <table:table-cell office:value-type="float" office:value="0.000000315542509998554">
                <text:p>0.0000003155425099985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310390190972222">
                <text:p>0.0000000310390190972222</text:p>
              </table:table-cell>
              <table:table-cell office:value-type="float" office:value="0.0000000295701822916667">
                <text:p>0.0000000295701822916667</text:p>
              </table:table-cell>
              <table:table-cell office:value-type="float" office:value="0.000000110816792066969">
                <text:p>0.0000001108167920669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34818359375">
                <text:p>0.00000002234818359375</text:p>
              </table:table-cell>
              <table:table-cell office:value-type="float" office:value="0.00000002855748046875">
                <text:p>0.00000002855748046875</text:p>
              </table:table-cell>
              <table:table-cell office:value-type="float" office:value="0.0000001093763671875">
                <text:p>0.000000109376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4429243607955">
                <text:p>0.0000000184429243607955</text:p>
              </table:table-cell>
              <table:table-cell office:value-type="float" office:value="0.00000002724482421875">
                <text:p>0.00000002724482421875</text:p>
              </table:table-cell>
              <table:table-cell office:value-type="float" office:value="0.0000000896775559423682">
                <text:p>0.000000089677555942368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2908365885417">
                <text:p>0.0000000172908365885417</text:p>
              </table:table-cell>
              <table:table-cell office:value-type="float" office:value="0.0000000278776041666667">
                <text:p>0.0000000278776041666667</text:p>
              </table:table-cell>
              <table:table-cell office:value-type="float" office:value="0.0000000906008663674092">
                <text:p>0.000000090600866367409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82314077524038">
                <text:p>0.0000000182314077524038</text:p>
              </table:table-cell>
              <table:table-cell office:value-type="float" office:value="0.0000000285736553485577">
                <text:p>0.0000000285736553485577</text:p>
              </table:table-cell>
              <table:table-cell office:value-type="float" office:value="0.0000000967821994467239">
                <text:p>0.000000096782199446723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631982421875">
                <text:p>0.00000001631982421875</text:p>
              </table:table-cell>
              <table:table-cell office:value-type="float" office:value="0.0000000283545706612723">
                <text:p>0.0000000283545706612723</text:p>
              </table:table-cell>
              <table:table-cell office:value-type="float" office:value="0.000000098965491195157">
                <text:p>0.00000009896549119515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54990234375">
                <text:p>0.0000000154990234375</text:p>
              </table:table-cell>
              <table:table-cell office:value-type="float" office:value="0.0000000290948486328125">
                <text:p>0.0000000290948486328125</text:p>
              </table:table-cell>
              <table:table-cell office:value-type="float" office:value="0.00000017133013818288">
                <text:p>0.0000001713301381828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62879371643066">
                <text:p>0.0000000162879371643066</text:p>
              </table:table-cell>
              <table:table-cell office:value-type="float" office:value="0.0000000304732894897461">
                <text:p>0.0000000304732894897461</text:p>
              </table:table-cell>
              <table:table-cell office:value-type="float" office:value="0.000000210982173887811">
                <text:p>0.00000021098217388781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97708668428309">
                <text:p>0.0000000197708668428309</text:p>
              </table:table-cell>
              <table:table-cell office:value-type="float" office:value="0.000000034273385440602">
                <text:p>0.000000034273385440602</text:p>
              </table:table-cell>
              <table:table-cell office:value-type="float" office:value="0.000000319670577979377">
                <text:p>0.00000031967057797937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32646942138672">
                <text:p>0.0000000232646942138672</text:p>
              </table:table-cell>
              <table:table-cell office:value-type="float" office:value="0.0000000411594390869141">
                <text:p>0.0000000411594390869141</text:p>
              </table:table-cell>
              <table:table-cell office:value-type="float" office:value="0.000000373548881013567">
                <text:p>0.00000037354888101356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37295451917146">
                <text:p>0.0000000237295451917146</text:p>
              </table:table-cell>
              <table:table-cell office:value-type="float" office:value="0.0000000507470783434416">
                <text:p>0.0000000507470783434416</text:p>
              </table:table-cell>
              <table:table-cell office:value-type="float" office:value="0.000000376104076962646">
                <text:p>0.00000037610407696264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48194408416748">
                <text:p>0.0000000248194408416748</text:p>
              </table:table-cell>
              <table:table-cell office:value-type="float" office:value="0.0000000558204650878906">
                <text:p>0.0000000558204650878906</text:p>
              </table:table-cell>
              <table:table-cell office:value-type="float" office:value="0.000000406932171720371">
                <text:p>0.00000040693217172037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53931681315104">
                <text:p>0.0000000253931681315104</text:p>
              </table:table-cell>
              <table:table-cell office:value-type="float" office:value="0.0000000598490578787667">
                <text:p>0.0000000598490578787667</text:p>
              </table:table-cell>
              <table:table-cell office:value-type="float" office:value="0.000000446655236561077">
                <text:p>0.00000044665523656107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47062986547297">
                <text:p>0.0000000247062986547297</text:p>
              </table:table-cell>
              <table:table-cell office:value-type="float" office:value="0.0000000641692551699552">
                <text:p>0.0000000641692551699552</text:p>
              </table:table-cell>
              <table:table-cell office:value-type="float" office:value="0.000000457507648466764">
                <text:p>0.00000045750764846676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49671417733897">
                <text:p>0.0000000249671417733897</text:p>
              </table:table-cell>
              <table:table-cell office:value-type="float" office:value="0.0000000693507816480554">
                <text:p>0.0000000693507816480554</text:p>
              </table:table-cell>
              <table:table-cell office:value-type="float" office:value="0.000000440664759778082">
                <text:p>0.0000004406647597780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54399478435516">
                <text:p>0.0000000254399478435516</text:p>
              </table:table-cell>
              <table:table-cell office:value-type="float" office:value="0.0000000760226448376973">
                <text:p>0.0000000760226448376973</text:p>
              </table:table-cell>
              <table:table-cell office:value-type="float" office:value="0.000000474490911266014">
                <text:p>0.0000004744909112660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